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able_20_Contents">
      <style:paragraph-properties fo:margin-top="0cm" fo:margin-bottom="0.499cm" loext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1">
      <style:paragraph-properties fo:margin-top="0cm" fo:margin-bottom="0cm" loext:contextual-spacing="false"/>
    </style:style>
    <style:style style:name="P6" style:family="paragraph" style:parent-style-name="Text_20_body" style:list-style-name="L2">
      <style:paragraph-properties fo:margin-top="0cm" fo:margin-bottom="0cm" loext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ostgreSQL Command Line Cheat Sheet</text:h>
      <text:p text:style-name="Text_20_body"><text:a xlink:type="simple" xlink:href="http://blog.jasonmeridth.com/tags.html#postgresql" text:style-name="Internet_20_link" text:visited-style-name="Visited_20_Internet_20_Link">postgresql</text:a> • <text:a xlink:type="simple" xlink:href="http://blog.jasonmeridth.com/tags.html#command+line" text:style-name="Internet_20_link" text:visited-style-name="Visited_20_Internet_20_Link">command line</text:a></text:p>
      <text:p text:style-name="Text_20_body">02 Oct 2012 </text:p>
      <text:section text:style-name="Sect1" text:name="gist20291336">
        <text:section text:style-name="Sect1" text:name="file-postgresql_command_line_cheat_sheet-md">
          <text:section text:style-name="Sect1" text:name="readme">
            <text:h text:style-name="Heading_20_2" text:outline-level="2">change to postgres user and open psql prompt</text:h>
            <text:p text:style-name="Text_20_body"><text:span text:style-name="Source_20_Text">sudo -u postgres psql postgres</text:span></text:p>
            <text:h text:style-name="Heading_20_2" text:outline-level="2">list databases</text:h>
            <text:p text:style-name="Text_20_body"><text:span text:style-name="Source_20_Text">postgres=# \l</text:span></text:p>
            <text:h text:style-name="Heading_20_2" text:outline-level="2">list roles</text:h>
            <text:p text:style-name="Text_20_body"><text:span text:style-name="Source_20_Text">postgres=# \du</text:span></text:p>
            <text:h text:style-name="Heading_20_2" text:outline-level="2">create role</text:h>
            <text:p text:style-name="Text_20_body"><text:span text:style-name="Source_20_Text">postgres=# CREATE ROLE demorole1 WITH LOGIN ENCRYPTED PASSWORD 'password1' CREATEDB;</text:span></text:p>
            <text:h text:style-name="Heading_20_2" text:outline-level="2">create role with multiple privileges</text:h>
            <text:p text:style-name="Preformatted_20_Text"><text:span text:style-name="Source_20_Text">postgres=# CREATE ROLE demorole1 WITH LOGIN ENCRYPTED PASSWORD</text:span></text:p>
            <text:p text:style-name="P1"><text:span text:style-name="Source_20_Text">postgres=# 'password1' CREATEDB CREATEROLE REPLICATION SUPERUSER;</text:span></text:p>
            <text:h text:style-name="Heading_20_2" text:outline-level="2">alter role</text:h>
            <text:p text:style-name="Text_20_body"><text:span text:style-name="Source_20_Text">postgres=# ALTER ROLE demorole1 CREATEROLE CREATEDB REPLICATION SUPERUSER;</text:span></text:p>
            <text:h text:style-name="Heading_20_2" text:outline-level="2">drop role</text:h>
            <text:p text:style-name="Text_20_body"><text:span text:style-name="Source_20_Text">postgres=# DROP ROLE demorole1;</text:span></text:p>
            <text:h text:style-name="Heading_20_2" text:outline-level="2">create database</text:h>
            <text:p text:style-name="Text_20_body"><text:span text:style-name="Source_20_Text">postgres=# CREATE DATABASE demodb1 WITH OWNER demorole1 ENCODING 'UTF8';</text:span></text:p>
            <text:h text:style-name="Heading_20_2" text:outline-level="2">grant privileges to new user</text:h>
            <text:p text:style-name="Text_20_body"><text:span text:style-name="Source_20_Text">postgres=# GRANT ALL PRIVILEGES ON DATABASE demodb1 TO demorole1;</text:span></text:p>
            <text:h text:style-name="Heading_20_2" text:outline-level="2"><text:soft-page-break/>drop database</text:h>
            <text:p text:style-name="Text_20_body"><text:span text:style-name="Source_20_Text">postgres=# DROP DATABASE demodb1;</text:span></text:p>
            <text:h text:style-name="Heading_20_2" text:outline-level="2">connect to database</text:h>
            <text:p text:style-name="Text_20_body"><text:span text:style-name="Source_20_Text">postgres=# \c &lt;databasename&gt;</text:span></text:p>
            <text:h text:style-name="Heading_20_2" text:outline-level="2">list tables in connected database</text:h>
            <text:p text:style-name="Text_20_body"><text:span text:style-name="Source_20_Text">postgres=# \dt</text:span></text:p>
            <text:h text:style-name="Heading_20_2" text:outline-level="2">list columns on table</text:h>
            <text:p text:style-name="Text_20_body"><text:span text:style-name="Source_20_Text">postgres=# \d &lt;tablename&gt;</text:span></text:p>
            <text:h text:style-name="Heading_20_2" text:outline-level="2">backup database</text:h>
            <text:p text:style-name="Text_20_body"><text:span text:style-name="Source_20_Text">$ pg_dump &lt;databasename&gt; &gt; &lt;outfile&gt;</text:span></text:p>
          </text:section>
        </text:section>
      </text:section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bamar </meta:initial-creator>
    <meta:creation-date>2016-07-18T10:04:09.818737014</meta:creation-date>
    <dc:date>2017-06-14T17:41:29.780480686</dc:date>
    <meta:editing-duration>PT2M3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32" meta:word-count="138" meta:character-count="996" meta:non-whitespace-character-count="889"/>
  </office:meta>
</office:document-meta>
</file>